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E000000973D98A872E2B0999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en" fo:country="GB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8cm" svg:height="6.248cm" svg:x="0cm" svg:y="1cm">
          <draw:image xlink:href="Pictures/100002010000014E000000973D98A872E2B09995.png" xlink:type="simple" xlink:show="embed" xlink:actuate="onLoad" loext:mime-type="image/png">
            <text:p/>
          </draw:image>
        </draw:frame>
        <draw:frame draw:style-name="gr2" draw:text-style-name="P3" draw:layer="layout" svg:width="7.2cm" svg:height="1.352cm" svg:x="4cm" svg:y="7.848cm">
          <draw:text-box>
            <text:p text:style-name="P2"><text:span text:style-name="T1">CONVERT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7T22:44:44.600797468</meta:creation-date>
    <dc:date>2021-05-08T02:16:05.065011340</dc:date>
    <meta:editing-duration>PT5M13S</meta:editing-duration>
    <meta:editing-cycles>2</meta:editing-cycles>
    <meta:generator>LibreOffice/6.4.6.2$Linux_X86_64 LibreOffice_project/40$Build-2</meta:generator>
    <meta:document-statistic meta:object-count="2"/>
  </office:meta>
</office:document-meta>
</file>